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officeooo:rsid="0016a991" officeooo:paragraph-rsid="0016a991"/>
    </style:style>
    <style:style style:name="P2" style:family="paragraph" style:parent-style-name="Standard">
      <style:text-properties style:text-underline-style="solid" style:text-underline-width="auto" style:text-underline-color="font-color" fo:font-weight="bold" officeooo:rsid="0016a991" officeooo:paragraph-rsid="0016a991" style:font-weight-asian="bold"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6a991" officeooo:paragraph-rsid="0016a991" style:font-size-asian="16pt" style:font-weight-asian="bold" style:font-size-complex="16pt" style:font-weight-complex="bold"/>
    </style:style>
    <style:style style:name="P4" style:family="paragraph" style:parent-style-name="Standard">
      <style:paragraph-properties fo:line-height="150%" fo:text-align="justify" style:justify-single-word="false"/>
      <style:text-properties officeooo:rsid="0016a991" officeooo:paragraph-rsid="0016a991"/>
    </style:style>
    <style:style style:name="P5" style:family="paragraph" style:parent-style-name="Standard">
      <style:paragraph-properties fo:line-height="150%"/>
      <style:text-properties officeooo:rsid="0016a991" officeooo:paragraph-rsid="0016a991"/>
    </style:style>
    <style:style style:name="P6" style:family="paragraph" style:parent-style-name="Standard">
      <style:paragraph-properties fo:line-height="150%"/>
      <style:text-properties officeooo:rsid="0016a991" officeooo:paragraph-rsid="001f9a85"/>
    </style:style>
    <style:style style:name="P7" style:family="paragraph" style:parent-style-name="Standard">
      <style:paragraph-properties fo:line-height="115%" fo:text-align="justify" style:justify-single-word="false"/>
      <style:text-properties style:text-underline-style="solid" style:text-underline-width="auto" style:text-underline-color="font-color" fo:font-weight="bold" officeooo:rsid="0016a991" officeooo:paragraph-rsid="0016a991" style:font-weight-asian="bold" style:font-weight-complex="bold"/>
    </style:style>
    <style:style style:name="P8" style:family="paragraph" style:parent-style-name="Standard">
      <style:paragraph-properties fo:line-height="150%"/>
      <style:text-properties style:text-underline-style="none" officeooo:rsid="0016a991" officeooo:paragraph-rsid="0016a99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f9a85"/>
    </style:style>
    <style:style style:name="T4" style:family="text">
      <style:text-properties style:text-underline-style="none"/>
    </style:style>
    <style:style style:name="T5" style:family="text">
      <style:text-properties officeooo:rsid="002088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sonality Prediction System</text:p>
      <text:p text:style-name="P2">ABSTRACT</text:p>
      <text:p text:style-name="P4">This will enable a more effective way to short list submitted candidate CVs from a large number of applicants providing a consistent and fair CV ranking policy, which can be legally justified. System will rank the experience and key skills required for particular job position. Than system will rank the CV’s based on the experience and other key skills which are required for particular job profile. This system will help the HR department to easily shortlist the candidate based on the CV ranking policy. This system will focus not only in qualification and in experience but also focuses on other important aspects, which are required for particular job position. This system will help the human resource department to select right candidate for particular job profile, which in turn provide expert workforce for the organization. Candidate here will register him/herself with all its details and will upload their own CV into the system, which will be further used by the system to shortlist their CV. Candidate can also give an online test, which will be conducted on personality questions as well as aptitude questions. After completing the online test, candidate can view their own test results in graphical representation with marks.</text:p>
      <text:p text:style-name="P1"/>
      <text:p text:style-name="P2">EXISTING SYSTEM</text:p>
      <text:p text:style-name="P4">In the existing system, which candidate is suitable for required job we can take decision by using candidate CV’s. In this system we will focus on only qualification, based on qualification we can select the person for particular job position. Which will leads to performance of the candidate is low compared to other knowledge persons.</text:p>
      <text:p text:style-name="P1"/>
      <text:p text:style-name="P2">DRAWBACKS</text:p>
      <text:p text:style-name="P5">➢ This system requires large memory space as it stores data related to CV’s.</text:p>
      <text:p text:style-name="P5">➢ Requires an active internet connection.</text:p>
      <text:p text:style-name="P5">➢ May provide inaccurate results if data not entered properly.</text:p>
      <text:p text:style-name="P1"/>
      <text:p text:style-name="P2">PROPOSED SYSTEM</text:p>
      <text:p text:style-name="P4">The proposed system produces ranking decisions that were relatively highly consistent with those of the human experts. This system will enable a more effective way to short list submitted candidate CVs from a large number of applicants providing a consistent and fair CV ranking policy, which can be legally justified. System will rank the experience and key skill<text:span text:style-name="T3">s </text:span>required for particular job position. Than system will rank the CV’s based on the experience and other key skills which are required for particular job profile. This system will help the HR department to easily shortlist the candidate based on the CV ranking policy. This system will focus not only in qualification and in experience but also focuses on other important aspects, which are required for particular job <text:soft-page-break/>position. This system will help the human resource department to select right candidate for particular job profile, which in turn provide expert workforce for the organization.</text:p>
      <text:p text:style-name="P7"/>
      <text:p text:style-name="P2">ADVANTAGES</text:p>
      <text:p text:style-name="P5">➢ This system can be used in many business sectors that may require expert candidate.</text:p>
      <text:p text:style-name="P5">➢ This system will reduce workload of the human resource department.</text:p>
      <text:p text:style-name="P5">➢ This system will help the human resource department to select right candidate for</text:p>
      <text:p text:style-name="P5">particular job profile, which in turn provide expert workforce for the organization.</text:p>
      <text:p text:style-name="P5">➢ Admin or the concern person can easily shortlist a candidate based on their online test</text:p>
      <text:p text:style-name="P5">marks and can select an appropriate candidate for desired job profile.</text:p>
      <text:p text:style-name="P5"/>
      <text:p text:style-name="P2">Modules:</text:p>
      <text:p text:style-name="P5">The system comprises of 2 major modules with their sub-modules as follows:</text:p>
      <text:p text:style-name="P5">➢ <text:span text:style-name="T1">Admin</text:span></text:p>
      <text:p text:style-name="P5">• Login</text:p>
      <text:p text:style-name="P5">• Add Personality Questions</text:p>
      <text:p text:style-name="P5">• Add Aptitude Questions</text:p>
      <text:p text:style-name="P5">• Add Job Details</text:p>
      <text:p text:style-name="P5">• Preferred CV’s</text:p>
      <text:p text:style-name="P5">• Scan CV</text:p>
      <text:p text:style-name="P5">• Shortlisted CV’s</text:p>
      <text:p text:style-name="P5">• View Candidate</text:p>
      <text:p text:style-name="P5">• View Results</text:p>
      <text:p text:style-name="P5">➢ <text:span text:style-name="T1">Candidate</text:span></text:p>
      <text:p text:style-name="P5">• Registration</text:p>
      <text:p text:style-name="P5">• Login</text:p>
      <text:p text:style-name="P5">• Give Test</text:p>
      <text:p text:style-name="P5">• View Results</text:p>
      <text:p text:style-name="P5"><text:span text:style-name="T2">System Requirements</text:span>:</text:p>
      <text:p text:style-name="P8"><text:span text:style-name="T1">Software Components</text:span>:</text:p>
      <text:p text:style-name="P5"><text:tab/>➢ Operating System : <text:span text:style-name="T5">Ubuntu – 16.04</text:span></text:p>
      <text:p text:style-name="P5"><text:tab/>➢ Query Language : <text:span text:style-name="T5">Rails console</text:span></text:p>
      <text:p text:style-name="P5"><text:tab/>➢ <text:span text:style-name="T5">Platform : Ruby on Rails</text:span></text:p>
      <text:p text:style-name="P6"><text:span text:style-name="T1">Hardware Components</text:span><text:span text:style-name="T4">:</text:span></text:p>
      <text:p text:style-name="P6"><text:span text:style-name="T4"><text:tab/></text:span>➢ Hard Disk : 5 G<text:span text:style-name="T3">B</text:span><text:tab/></text:p>
      <text:p text:style-name="P6"><text:tab/>➢ Memory : <text:span text:style-name="T5">4</text:span>GB 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6:40:07.058813568</meta:creation-date>
    <dc:date>2018-03-28T22:34:23.912235273</dc:date>
    <meta:editing-duration>PT23M10S</meta:editing-duration>
    <meta:editing-cycles>5</meta:editing-cycles>
    <meta:generator>LibreOffice/5.1.6.2$Linux_X86_64 LibreOffice_project/10m0$Build-2</meta:generator>
    <meta:document-statistic meta:table-count="0" meta:image-count="0" meta:object-count="0" meta:page-count="2" meta:paragraph-count="43" meta:word-count="617" meta:character-count="3769" meta:non-whitespace-character-count="3188"/>
  </office:meta>
</office:document-meta>
</file>